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5-08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5-03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4-08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4-08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4-03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3-08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3-03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2-08-2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2-08-2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2-03-1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1-08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1-03-16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2988" calcext:value-type="float">
            <text:p>71.91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3704" calcext:value-type="float">
            <text:p>93.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2091181838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